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562" officeooo:paragraph-rsid="00111562"/>
    </style:style>
    <style:style style:name="P2" style:family="paragraph" style:parent-style-name="Standard">
      <style:text-properties officeooo:rsid="00111562" officeooo:paragraph-rsid="0012d3de"/>
    </style:style>
    <style:style style:name="P3" style:family="paragraph" style:parent-style-name="Standard">
      <style:text-properties officeooo:rsid="0012d3de" officeooo:paragraph-rsid="0012d3de"/>
    </style:style>
    <style:style style:name="P4" style:family="paragraph" style:parent-style-name="Standard">
      <style:text-properties officeooo:paragraph-rsid="0012d3de"/>
    </style:style>
    <style:style style:name="P5" style:family="paragraph" style:parent-style-name="Text_20_body">
      <style:text-properties officeooo:paragraph-rsid="00111562"/>
    </style:style>
    <style:style style:name="P6" style:family="paragraph" style:parent-style-name="Text_20_body" style:list-style-name="L1"/>
    <style:style style:name="P7" style:family="paragraph" style:parent-style-name="Standard">
      <style:text-properties officeooo:rsid="0012d3de" officeooo:paragraph-rsid="0012d3de"/>
    </style:style>
    <style:style style:name="P8" style:family="paragraph" style:parent-style-name="Standard">
      <style:text-properties officeooo:rsid="00111562" officeooo:paragraph-rsid="00111562"/>
    </style:style>
    <style:style style:name="P9" style:family="paragraph" style:parent-style-name="Standard">
      <style:text-properties officeooo:rsid="0013e43c" officeooo:paragraph-rsid="0013e43c"/>
    </style:style>
    <style:style style:name="T1" style:family="text">
      <style:text-properties officeooo:rsid="00111562"/>
    </style:style>
    <style:style style:name="T2" style:family="text">
      <style:text-properties officeooo:rsid="0012d3d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hange IP using command line ?</text:p>
      <text:p text:style-name="P1"/>
      <text:p text:style-name="P1">Step 1:</text:p>
      <text:p text:style-name="P1"/>
      <text:p text:style-name="P1">sudo ifconfig eth0 192.168.0.1 netmask 255.255.255.0 </text:p>
      <text:p text:style-name="P5"/>
      <text:p text:style-name="P5"><text:span text:style-name="T1"><text:tab/>The interface that you want to change the IP for is </text:span><text:span text:style-name="Strong_20_Emphasis"><text:span text:style-name="T1">eth0</text:span></text:span><text:span text:style-name="T1"> </text:span></text:p>
      <text:p text:style-name="P5"><text:tab/>The IP you want to give the interface is <text:span text:style-name="Strong_20_Emphasis">192.168.0.1</text:span> </text:p>
      <text:list xml:id="list5754289218014863448" text:style-name="L1">
        <text:list-header>
          <text:p text:style-name="P6"><text:span text:style-name="T1">T</text:span>he Subnet Mask you want to set for the interface is <text:span text:style-name="Strong_20_Emphasis">255.255.255.0</text:span> </text:p>
        </text:list-header>
      </text:list>
      <text:p text:style-name="P1"/>
      <text:p text:style-name="P3"/>
      <text:p text:style-name="P1">step 2 :</text:p>
      <text:p text:style-name="P1"><text:s/></text:p>
      <text:p text:style-name="P4">If you <text:span text:style-name="T2">want to know </text:span><text:s/>how to change the Default Gateway, you can use the route command.</text:p>
      <text:p text:style-name="P4"/>
      <text:p text:style-name="P4"><text:span text:style-name="T1"><text:tab/></text:span>sudo route add default gw 192.168.0.253 eth0</text:p>
      <text:p text:style-name="P2"/>
      <text:p text:style-name="P3"><text:s/></text:p>
      <text:p text:style-name="P1"/>
      <text:p text:style-name="P1"/>
      <text:p text:style-name="P9">virtually creating ip address :</text:p>
      <text:p text:style-name="P9"/>
      <text:p text:style-name="P9">system 1:</text:p>
      <text:p text:style-name="P9"/>
      <text:p text:style-name="P9">sudo ifconfig eth0:0 172.16.4.16 <text:s/>broadcast 172.16.9.255 netmask 255.255.255.0</text:p>
      <text:p text:style-name="P9"/>
      <text:p text:style-name="P9"/>
      <text:p text:style-name="P9">eth0:0 <text:s text:c="6"/>==&gt; interface name </text:p>
      <text:p text:style-name="P9"/>
      <text:p text:style-name="P9">broadcat <text:s text:c="2"/>==&gt; broadcast ip address </text:p>
      <text:p text:style-name="P9"/>
      <text:p text:style-name="P9">netmask <text:s text:c="3"/>==&gt;default net mask </text:p>
      <text:p text:style-name="P9"/>
      <text:p text:style-name="P9">after that we have to access this virtual address in another system for that we need to add in route table that should be add in another system .</text:p>
      <text:p text:style-name="P9"/>
      <text:p text:style-name="P9"/>
      <text:p text:style-name="P9">System 2: </text:p>
      <text:p text:style-name="P9"/>
      <text:p text:style-name="P9">sudo route add -net 172.16.4.0 gw 172.16.9.16 netmask 255.255.255.0 dev eth0</text:p>
      <text:p text:style-name="P9"/>
      <text:p text:style-name="P9">gw <text:s text:c="9"/>==&gt; <text:s/>ip address of the system acts as a gateway </text:p>
      <text:p text:style-name="P9"/>
      <text:p text:style-name="P9">netmask ==&gt; <text:s/>default netmask </text:p>
      <text:p text:style-name="P9"/>
      <text:p text:style-name="P9">dev eth0 ==&gt; interface name of the gw system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5:14:16.907007165</meta:creation-date>
    <dc:date>2017-11-24T15:44:19.839571528</dc:date>
    <meta:editing-duration>PT2M1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72" meta:character-count="1000" meta:non-whitespace-character-count="810"/>
  </office:meta>
</office:document-meta>
</file>